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57cm"/>
    </style:style>
    <style:style style:name="co2" style:family="table-column">
      <style:table-column-properties fo:break-before="auto" style:column-width="8.223cm"/>
    </style:style>
    <style:style style:name="co3" style:family="table-column">
      <style:table-column-properties fo:break-before="auto" style:column-width="4.646cm"/>
    </style:style>
    <style:style style:name="co4" style:family="table-column">
      <style:table-column-properties fo:break-before="auto" style:column-width="1.977cm"/>
    </style:style>
    <style:style style:name="co5" style:family="table-column">
      <style:table-column-properties fo:break-before="auto" style:column-width="6.645cm"/>
    </style:style>
    <style:style style:name="co6" style:family="table-column">
      <style:table-column-properties fo:break-before="auto" style:column-width="4.867cm"/>
    </style:style>
    <style:style style:name="co7" style:family="table-column">
      <style:table-column-properties fo:break-before="auto" style:column-width="2.794cm"/>
    </style:style>
    <style:style style:name="co8" style:family="table-column">
      <style:table-column-properties fo:break-before="auto" style:column-width="2.251cm"/>
    </style:style>
    <style:style style:name="co9" style:family="table-column">
      <style:table-column-properties fo:break-before="auto" style:column-width="0.526cm"/>
    </style:style>
    <style:style style:name="co10" style:family="table-column">
      <style:table-column-properties fo:break-before="auto" style:column-width="0.635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
      <style:table-cell-properties style:text-align-source="fix" style:repeat-content="false"/>
      <style:paragraph-properties fo:text-align="end"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3"/>
        <table:table-column table:style-name="co9" table:default-cell-style-name="ce1"/>
        <table:table-column table:style-name="co10" table:default-cell-style-name="ce1"/>
        <table:table-column table:style-name="co11" table:number-columns-repeated="1012" table:default-cell-style-name="ce1"/>
        <table:table-row table:style-name="ro1">
          <table:table-cell office:value-type="string" calcext:value-type="string">
            <text:p>FI-LABEL</text:p>
          </table:table-cell>
          <table:table-cell office:value-type="string" calcext:value-type="string">
            <text:p>Final Inspection Product Replacement Labels</text:p>
          </table:table-cell>
          <table:table-cell office:value-type="string" calcext:value-type="string">
            <text:p>Accessories</text:p>
          </table:table-cell>
          <table:table-cell table:style-name="ce2" office:value-type="string" calcext:value-type="string">
            <text:p>1.0000</text:p>
          </table:table-cell>
          <table:table-cell table:style-name="ce2" office:value-type="string" calcext:value-type="string">
            <text:p>.9</text:p>
          </table:table-cell>
          <table:table-cell table:style-name="ce2"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SP-500</text:p>
          </table:table-cell>
          <table:table-cell office:value-type="string" calcext:value-type="string">
            <text:p>500ml Replacement Spray Pack</text:p>
          </table:table-cell>
          <table:table-cell office:value-type="string" calcext:value-type="string">
            <text:p>Accessories</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table:formula="of:=[.J1]+10" office:value-type="float" office:value="110" calcext:value-type="float">
            <text:p>1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Bundles &amp; Kits</text:p>
          </table:table-cell>
          <table:table-cell table:number-columns-repeated="3" table:style-name="ce2"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2]+10" office:value-type="float" office:value="120" calcext:value-type="float">
            <text:p>1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Bundles &amp; Kits</text:p>
          </table:table-cell>
          <table:table-cell table:number-columns-repeated="3" table:style-name="ce2"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3]+10" office:value-type="float" office:value="130" calcext:value-type="float">
            <text:p>1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Bundles &amp; Kits</text:p>
          </table:table-cell>
          <table:table-cell table:number-columns-repeated="3" table:style-name="ce2"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4]+10" office:value-type="float" office:value="140" calcext:value-type="float">
            <text:p>1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Bundles &amp; Kits</text:p>
          </table:table-cell>
          <table:table-cell table:number-columns-repeated="3" table:style-name="ce2"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5]+10" office:value-type="float" office:value="150" calcext:value-type="float">
            <text:p>1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Bundles &amp; Kits</text:p>
          </table:table-cell>
          <table:table-cell table:number-columns-repeated="3" table:style-name="ce2"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6]+10" office:value-type="float" office:value="160" calcext:value-type="float">
            <text:p>1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office:value-type="string" calcext:value-type="string">
            <text:p>Bundles &amp; Kits</text:p>
          </table:table-cell>
          <table:table-cell table:number-columns-repeated="3" table:style-name="ce2"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table:formula="of:=[.J7]+10" office:value-type="float" office:value="170" calcext:value-type="float">
            <text:p>1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office:value-type="string" calcext:value-type="string">
            <text:p>Bundles &amp; Kits</text:p>
          </table:table-cell>
          <table:table-cell table:number-columns-repeated="3" table:style-name="ce2"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table:formula="of:=[.J8]+10" office:value-type="float" office:value="180" calcext:value-type="float">
            <text:p>1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IRD</text:p>
          </table:table-cell>
          <table:table-cell office:value-type="string" calcext:value-type="string">
            <text:p>Bird-Poo Kit</text:p>
          </table:table-cell>
          <table:table-cell office:value-type="string" calcext:value-type="string">
            <text:p>Bundles &amp; Kits</text:p>
          </table:table-cell>
          <table:table-cell table:number-columns-repeated="3" table:style-name="ce2"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table:formula="of:=[.J9]+10" office:value-type="float" office:value="190" calcext:value-type="float">
            <text:p>1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Bundles &amp; Kits</text:p>
          </table:table-cell>
          <table:table-cell table:number-columns-repeated="3" table:style-name="ce2"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10]+10" office:value-type="float" office:value="200" calcext:value-type="float">
            <text:p>2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PNTCOR</text:p>
          </table:table-cell>
          <table:table-cell office:value-type="string" calcext:value-type="string">
            <text:p>Basic Paint Correction Kit</text:p>
          </table:table-cell>
          <table:table-cell office:value-type="string" calcext:value-type="string">
            <text:p>Bundles &amp; Kits</text:p>
          </table:table-cell>
          <table:table-cell table:number-columns-repeated="3" table:style-name="ce2"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table:formula="of:=[.J11]+10" office:value-type="float" office:value="210" calcext:value-type="float">
            <text:p>2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CLAY</text:p>
          </table:table-cell>
          <table:table-cell office:value-type="string" calcext:value-type="string">
            <text:p>Decontamination Clay Kit</text:p>
          </table:table-cell>
          <table:table-cell office:value-type="string" calcext:value-type="string">
            <text:p>Bundles &amp; Kits</text:p>
          </table:table-cell>
          <table:table-cell table:number-columns-repeated="3" table:style-name="ce2"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table:formula="of:=[.J12]+10" office:value-type="float" office:value="220" calcext:value-type="float">
            <text:p>2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Exterior Cleaning</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3]+10" office:value-type="float" office:value="230" calcext:value-type="float">
            <text:p>2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Exterior Cleaning</text:p>
          </table:table-cell>
          <table:table-cell table:style-name="ce2" office:value-type="string" calcext:value-type="string">
            <text:p>18.0000</text:p>
          </table:table-cell>
          <table:table-cell table:style-name="ce2" office:value-type="string" calcext:value-type="string">
            <text:p>16.5000</text:p>
          </table:table-cell>
          <table:table-cell table:style-name="ce2"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10" office:value-type="float" office:value="240" calcext:value-type="float">
            <text:p>2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Exterior Cleaning</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5]+10" office:value-type="float" office:value="250" calcext:value-type="float">
            <text:p>2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00</text:p>
          </table:table-cell>
          <table:table-cell office:value-type="string" calcext:value-type="string">
            <text:p>(Paint Pampering) Body Shampoo 5ooml</text:p>
          </table:table-cell>
          <table:table-cell office:value-type="string" calcext:value-type="string">
            <text:p>Exterior Cleaning</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16]+10" office:value-type="float" office:value="260" calcext:value-type="float">
            <text:p>2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00</text:p>
          </table:table-cell>
          <table:table-cell office:value-type="string" calcext:value-type="string">
            <text:p>Jaffa (General Purpose Cleaner) 5ooml</text:p>
          </table:table-cell>
          <table:table-cell office:value-type="string" calcext:value-type="string">
            <text:p>Exterior Cleaning</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17]+10" office:value-type="float" office:value="270" calcext:value-type="float">
            <text:p>2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Exterior Cleaning</text:p>
          </table:table-cell>
          <table:table-cell table:number-columns-repeated="3" table:style-name="ce2"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8]+10" office:value-type="float" office:value="280" calcext:value-type="float">
            <text:p>2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Exterior Cleaning</text:p>
          </table:table-cell>
          <table:table-cell table:number-columns-repeated="3" table:style-name="ce2"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9]+10" office:value-type="float" office:value="290" calcext:value-type="float">
            <text:p>2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1L</text:p>
          </table:table-cell>
          <table:table-cell office:value-type="string" calcext:value-type="string">
            <text:p>(Paint Pampering) Body Shampoo 1L</text:p>
          </table:table-cell>
          <table:table-cell office:value-type="string" calcext:value-type="string">
            <text:p>Exterior Cleaning</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0]+10" office:value-type="float" office:value="300" calcext:value-type="float">
            <text:p>3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1L</text:p>
          </table:table-cell>
          <table:table-cell office:value-type="string" calcext:value-type="string">
            <text:p>Jaffa (General Purpose Cleaner) 1L</text:p>
          </table:table-cell>
          <table:table-cell office:value-type="string" calcext:value-type="string">
            <text:p>Exterior Cleaning</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1]+10" office:value-type="float" office:value="310" calcext:value-type="float">
            <text:p>3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L</text:p>
          </table:table-cell>
          <table:table-cell office:value-type="string" calcext:value-type="string">
            <text:p>(Paint Pampering) Body Shampoo 5L</text:p>
          </table:table-cell>
          <table:table-cell office:value-type="string" calcext:value-type="string">
            <text:p>Exterior Cleaning</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2]+10" office:value-type="float" office:value="320" calcext:value-type="float">
            <text:p>3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L</text:p>
          </table:table-cell>
          <table:table-cell office:value-type="string" calcext:value-type="string">
            <text:p>Jaffa (General Purpose Cleaner) 5L</text:p>
          </table:table-cell>
          <table:table-cell office:value-type="string" calcext:value-type="string">
            <text:p>Exterior Cleaning</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3]+10" office:value-type="float" office:value="330" calcext:value-type="float">
            <text:p>3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20L</text:p>
          </table:table-cell>
          <table:table-cell office:value-type="string" calcext:value-type="string">
            <text:p>(Paint Pampering) Body Shampoo 20L</text:p>
          </table:table-cell>
          <table:table-cell office:value-type="string" calcext:value-type="string">
            <text:p>Exterior Cleaning</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4]+10" office:value-type="float" office:value="340" calcext:value-type="float">
            <text:p>3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20L</text:p>
          </table:table-cell>
          <table:table-cell office:value-type="string" calcext:value-type="string">
            <text:p>Jaffa (General Purpose Cleaner) 20L</text:p>
          </table:table-cell>
          <table:table-cell office:value-type="string" calcext:value-type="string">
            <text:p>Exterior Cleaning</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5]+10" office:value-type="float" office:value="350" calcext:value-type="float">
            <text:p>3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00</text:p>
          </table:table-cell>
          <table:table-cell office:value-type="string" calcext:value-type="string">
            <text:p>Optic 5ooml</text:p>
          </table:table-cell>
          <table:table-cell office:value-type="string" calcext:value-type="string">
            <text:p>Glass</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6]+10" office:value-type="float" office:value="360" calcext:value-type="float">
            <text:p>3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Glass</text:p>
          </table:table-cell>
          <table:table-cell table:style-name="ce2" office:value-type="string" calcext:value-type="string">
            <text:p>18.0000</text:p>
          </table:table-cell>
          <table:table-cell table:style-name="ce2" office:value-type="string" calcext:value-type="string">
            <text:p>16.5000</text:p>
          </table:table-cell>
          <table:table-cell table:style-name="ce2"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7]+10" office:value-type="float" office:value="370" calcext:value-type="float">
            <text:p>3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Glass</text:p>
          </table:table-cell>
          <table:table-cell table:number-columns-repeated="3" table:style-name="ce2"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28]+10" office:value-type="float" office:value="380" calcext:value-type="float">
            <text:p>3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1L</text:p>
          </table:table-cell>
          <table:table-cell office:value-type="string" calcext:value-type="string">
            <text:p>Optic 1L</text:p>
          </table:table-cell>
          <table:table-cell office:value-type="string" calcext:value-type="string">
            <text:p>Glass</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9]+10" office:value-type="float" office:value="390" calcext:value-type="float">
            <text:p>3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L</text:p>
          </table:table-cell>
          <table:table-cell office:value-type="string" calcext:value-type="string">
            <text:p>Optic 5L</text:p>
          </table:table-cell>
          <table:table-cell office:value-type="string" calcext:value-type="string">
            <text:p>Glass</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0]+10" office:value-type="float" office:value="400" calcext:value-type="float">
            <text:p>4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20L</text:p>
          </table:table-cell>
          <table:table-cell office:value-type="string" calcext:value-type="string">
            <text:p>Optic 20L</text:p>
          </table:table-cell>
          <table:table-cell office:value-type="string" calcext:value-type="string">
            <text:p>Glass</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1]+10" office:value-type="float" office:value="410" calcext:value-type="float">
            <text:p>4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Glass</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2]+10" office:value-type="float" office:value="420" calcext:value-type="float">
            <text:p>4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Glass</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3]+10" office:value-type="float" office:value="430" calcext:value-type="float">
            <text:p>4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00</text:p>
          </table:table-cell>
          <table:table-cell office:value-type="string" calcext:value-type="string">
            <text:p>Interior Cleanse 5ooml</text:p>
          </table:table-cell>
          <table:table-cell office:value-type="string" calcext:value-type="string">
            <text:p>Interior Cleaning</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34]+10" office:value-type="float" office:value="440" calcext:value-type="float">
            <text:p>4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Interior Cleaning</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5]+10" office:value-type="float" office:value="450" calcext:value-type="float">
            <text:p>4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00</text:p>
          </table:table-cell>
          <table:table-cell office:value-type="string" calcext:value-type="string">
            <text:p>Purity 5ooml</text:p>
          </table:table-cell>
          <table:table-cell office:value-type="string" calcext:value-type="string">
            <text:p>Interior Cleaning</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36]+10" office:value-type="float" office:value="460" calcext:value-type="float">
            <text:p>4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ANILLA</text:p>
          </table:table-cell>
          <table:table-cell office:value-type="string" calcext:value-type="string">
            <text:p>Vanilla Interior Scent</text:p>
          </table:table-cell>
          <table:table-cell office:value-type="string" calcext:value-type="string">
            <text:p>Interior Cleaning</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table:formula="of:=[.J37]+10" office:value-type="float" office:value="470" calcext:value-type="float">
            <text:p>4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Interior Cleaning</text:p>
          </table:table-cell>
          <table:table-cell table:number-columns-repeated="3" table:style-name="ce2"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8]+10" office:value-type="float" office:value="480" calcext:value-type="float">
            <text:p>4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Interior Cleaning</text:p>
          </table:table-cell>
          <table:table-cell table:number-columns-repeated="3" table:style-name="ce2"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9]+10" office:value-type="float" office:value="490" calcext:value-type="float">
            <text:p>4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Interior Cleaning</text:p>
          </table:table-cell>
          <table:table-cell table:number-columns-repeated="3" table:style-name="ce2"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40]+10" office:value-type="float" office:value="500" calcext:value-type="float">
            <text:p>5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L</text:p>
          </table:table-cell>
          <table:table-cell office:value-type="string" calcext:value-type="string">
            <text:p>Interior Cleanse 5L</text:p>
          </table:table-cell>
          <table:table-cell office:value-type="string" calcext:value-type="string">
            <text:p>Interior Cleaning</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1]+10" office:value-type="float" office:value="510" calcext:value-type="float">
            <text:p>5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L</text:p>
          </table:table-cell>
          <table:table-cell office:value-type="string" calcext:value-type="string">
            <text:p>Purity 5L</text:p>
          </table:table-cell>
          <table:table-cell office:value-type="string" calcext:value-type="string">
            <text:p>Interior Cleaning</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2]+10" office:value-type="float" office:value="520" calcext:value-type="float">
            <text:p>5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1L</text:p>
          </table:table-cell>
          <table:table-cell office:value-type="string" calcext:value-type="string">
            <text:p>Interior Cleanse 1L</text:p>
          </table:table-cell>
          <table:table-cell office:value-type="string" calcext:value-type="string">
            <text:p>Interior Cleaning</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3]+10" office:value-type="float" office:value="530" calcext:value-type="float">
            <text:p>5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1L</text:p>
          </table:table-cell>
          <table:table-cell office:value-type="string" calcext:value-type="string">
            <text:p>Purity 1L</text:p>
          </table:table-cell>
          <table:table-cell office:value-type="string" calcext:value-type="string">
            <text:p>Interior Cleaning</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4]+10" office:value-type="float" office:value="540" calcext:value-type="float">
            <text:p>5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20L</text:p>
          </table:table-cell>
          <table:table-cell office:value-type="string" calcext:value-type="string">
            <text:p>Interior Cleanse 20L</text:p>
          </table:table-cell>
          <table:table-cell office:value-type="string" calcext:value-type="string">
            <text:p>Interior Cleaning</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5]+10" office:value-type="float" office:value="550" calcext:value-type="float">
            <text:p>5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20L</text:p>
          </table:table-cell>
          <table:table-cell office:value-type="string" calcext:value-type="string">
            <text:p>Purity 20L</text:p>
          </table:table-cell>
          <table:table-cell office:value-type="string" calcext:value-type="string">
            <text:p>Interior Cleaning</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6]+10" office:value-type="float" office:value="560" calcext:value-type="float">
            <text:p>5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275</text:p>
          </table:table-cell>
          <table:table-cell office:value-type="string" calcext:value-type="string">
            <text:p>Leather Clean Gel 275ml</text:p>
          </table:table-cell>
          <table:table-cell office:value-type="string" calcext:value-type="string">
            <text:p>Leather Care</text:p>
          </table:table-cell>
          <table:table-cell table:style-name="ce2" office:value-type="string" calcext:value-type="string">
            <text:p>30.0000</text:p>
          </table:table-cell>
          <table:table-cell table:style-name="ce2" office:value-type="string" calcext:value-type="string">
            <text:p>25.9500</text:p>
          </table:table-cell>
          <table:table-cell table:style-name="ce2"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47]+10" office:value-type="float" office:value="570" calcext:value-type="float">
            <text:p>5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275</text:p>
          </table:table-cell>
          <table:table-cell office:value-type="string" calcext:value-type="string">
            <text:p>Leather Feed 275ml</text:p>
          </table:table-cell>
          <table:table-cell office:value-type="string" calcext:value-type="string">
            <text:p>Leather Care</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48]+10" office:value-type="float" office:value="580" calcext:value-type="float">
            <text:p>5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Leather Ca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9]+10" office:value-type="float" office:value="590" calcext:value-type="float">
            <text:p>5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Leather Ca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0]+10" office:value-type="float" office:value="600" calcext:value-type="float">
            <text:p>6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Leather Care</text:p>
          </table:table-cell>
          <table:table-cell table:number-columns-repeated="3" table:style-name="ce2"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51]+10" office:value-type="float" office:value="610" calcext:value-type="float">
            <text:p>6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1L</text:p>
          </table:table-cell>
          <table:table-cell office:value-type="string" calcext:value-type="string">
            <text:p>Leather Clean Gel 1L</text:p>
          </table:table-cell>
          <table:table-cell office:value-type="string" calcext:value-type="string">
            <text:p>Leather Care</text:p>
          </table:table-cell>
          <table:table-cell table:style-name="ce2" office:value-type="string" calcext:value-type="string">
            <text:p>100.0000</text:p>
          </table:table-cell>
          <table:table-cell table:style-name="ce2" office:value-type="string" calcext:value-type="string">
            <text:p>89.0000</text:p>
          </table:table-cell>
          <table:table-cell table:style-name="ce2"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52]+10" office:value-type="float" office:value="620" calcext:value-type="float">
            <text:p>6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1L</text:p>
          </table:table-cell>
          <table:table-cell office:value-type="string" calcext:value-type="string">
            <text:p>Leather Feed 1L</text:p>
          </table:table-cell>
          <table:table-cell office:value-type="string" calcext:value-type="string">
            <text:p>Leather Care</text:p>
          </table:table-cell>
          <table:table-cell table:style-name="ce2" office:value-type="string" calcext:value-type="string">
            <text:p>110.0000</text:p>
          </table:table-cell>
          <table:table-cell table:style-name="ce2" office:value-type="string" calcext:value-type="string">
            <text:p>99.0000</text:p>
          </table:table-cell>
          <table:table-cell table:style-name="ce2"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53]+10" office:value-type="float" office:value="630" calcext:value-type="float">
            <text:p>6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NanoFibre</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4]+10" office:value-type="float" office:value="640" calcext:value-type="float">
            <text:p>6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2</text:p>
          </table:table-cell>
          <table:table-cell office:value-type="string" calcext:value-type="string">
            <text:p>Wash Mitt Twin Pack (Moquet Weave)</text:p>
          </table:table-cell>
          <table:table-cell office:value-type="string" calcext:value-type="string">
            <text:p>NanoFibre</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5]+10" office:value-type="float" office:value="650" calcext:value-type="float">
            <text:p>65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NanoFibre</text:p>
          </table:table-cell>
          <table:table-cell table:style-name="ce2" office:value-type="string" calcext:value-type="string">
            <text:p>18.0000</text:p>
          </table:table-cell>
          <table:table-cell table:style-name="ce2" office:value-type="string" calcext:value-type="string">
            <text:p>16.5000</text:p>
          </table:table-cell>
          <table:table-cell table:style-name="ce2"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6]+10" office:value-type="float" office:value="660" calcext:value-type="float">
            <text:p>6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NanoFibre</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7]+10" office:value-type="float" office:value="670" calcext:value-type="float">
            <text:p>6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INTNF-H</text:p>
          </table:table-cell>
          <table:table-cell office:value-type="string" calcext:value-type="string">
            <text:p>Paintwork Cloth</text:p>
          </table:table-cell>
          <table:table-cell office:value-type="string" calcext:value-type="string">
            <text:p>NanoFibre</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table:formula="of:=[.J58]+10" office:value-type="float" office:value="680" calcext:value-type="float">
            <text:p>6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MNF-H</text:p>
          </table:table-cell>
          <table:table-cell office:value-type="string" calcext:value-type="string">
            <text:p>Jamb Cloth</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9]+10" office:value-type="float" office:value="690" calcext:value-type="float">
            <text:p>6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0]+10" office:value-type="float" office:value="700" calcext:value-type="float">
            <text:p>7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1]+10" office:value-type="float" office:value="710" calcext:value-type="float">
            <text:p>7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D</text:p>
          </table:table-cell>
          <table:table-cell office:value-type="string" calcext:value-type="string">
            <text:p>Hand Applicator (Dressing)</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2]+10" office:value-type="float" office:value="720" calcext:value-type="float">
            <text:p>7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3]+10" office:value-type="float" office:value="730" calcext:value-type="float">
            <text:p>7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W</text:p>
          </table:table-cell>
          <table:table-cell office:value-type="string" calcext:value-type="string">
            <text:p>Hand Applicator (Wax)</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4]+10" office:value-type="float" office:value="740" calcext:value-type="float">
            <text:p>7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NanoFibre</text:p>
          </table:table-cell>
          <table:table-cell table:style-name="ce2" office:value-type="string" calcext:value-type="string">
            <text:p>18.0000</text:p>
          </table:table-cell>
          <table:table-cell table:style-name="ce2" office:value-type="string" calcext:value-type="string">
            <text:p>16.5000</text:p>
          </table:table-cell>
          <table:table-cell table:style-name="ce2"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5]+10" office:value-type="float" office:value="750" calcext:value-type="float">
            <text:p>7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6]+10" office:value-type="float" office:value="760" calcext:value-type="float">
            <text:p>7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NanoFibre</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7]+10" office:value-type="float" office:value="770" calcext:value-type="float">
            <text:p>7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00</text:p>
          </table:table-cell>
          <table:table-cell office:value-type="string" calcext:value-type="string">
            <text:p>Peppermint Microfibre Wash 5ooml</text:p>
          </table:table-cell>
          <table:table-cell office:value-type="string" calcext:value-type="string">
            <text:p>NanoFibre</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8]+10" office:value-type="float" office:value="780" calcext:value-type="float">
            <text:p>7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1L</text:p>
          </table:table-cell>
          <table:table-cell office:value-type="string" calcext:value-type="string">
            <text:p>Peppermint Microfibre Wash 1L</text:p>
          </table:table-cell>
          <table:table-cell office:value-type="string" calcext:value-type="string">
            <text:p>NanoFibre</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9]+10" office:value-type="float" office:value="790" calcext:value-type="float">
            <text:p>7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L</text:p>
          </table:table-cell>
          <table:table-cell office:value-type="string" calcext:value-type="string">
            <text:p>Peppermint Microfibre Wash 5L</text:p>
          </table:table-cell>
          <table:table-cell office:value-type="string" calcext:value-type="string">
            <text:p>NanoFibre</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0]+10" office:value-type="float" office:value="800" calcext:value-type="float">
            <text:p>8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20L</text:p>
          </table:table-cell>
          <table:table-cell office:value-type="string" calcext:value-type="string">
            <text:p>Peppermint Microfibre Wash 20L</text:p>
          </table:table-cell>
          <table:table-cell office:value-type="string" calcext:value-type="string">
            <text:p>NanoFibre</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1]+10" office:value-type="float" office:value="810" calcext:value-type="float">
            <text:p>8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25</text:p>
          </table:table-cell>
          <table:table-cell office:value-type="string" calcext:value-type="string">
            <text:p>The Eraser 125mm</text:p>
          </table:table-cell>
          <table:table-cell office:value-type="string" calcext:value-type="string">
            <text:p>Paint Decontamination</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72]+10" office:value-type="float" office:value="820" calcext:value-type="float">
            <text:p>8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50</text:p>
          </table:table-cell>
          <table:table-cell office:value-type="string" calcext:value-type="string">
            <text:p>The Eraser 150mm</text:p>
          </table:table-cell>
          <table:table-cell office:value-type="string" calcext:value-type="string">
            <text:p>Paint Decontamination</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73]+10" office:value-type="float" office:value="830" calcext:value-type="float">
            <text:p>8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AY-2-100</text:p>
          </table:table-cell>
          <table:table-cell office:value-type="string" calcext:value-type="string">
            <text:p>Decontamination Clay Bar</text:p>
          </table:table-cell>
          <table:table-cell office:value-type="string" calcext:value-type="string">
            <text:p>Paint Decontamination</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table:formula="of:=[.J74]+10" office:value-type="float" office:value="840" calcext:value-type="float">
            <text:p>8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00</text:p>
          </table:table-cell>
          <table:table-cell office:value-type="string" calcext:value-type="string">
            <text:p>Clay Lube 5ooml</text:p>
          </table:table-cell>
          <table:table-cell office:value-type="string" calcext:value-type="string">
            <text:p>Paint Decontamination</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5]+10" office:value-type="float" office:value="850" calcext:value-type="float">
            <text:p>8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00</text:p>
          </table:table-cell>
          <table:table-cell office:value-type="string" calcext:value-type="string">
            <text:p>Paint Cleanse 'Truth Serum' 5ooml</text:p>
          </table:table-cell>
          <table:table-cell office:value-type="string" calcext:value-type="string">
            <text:p>Paint Decontamination</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6]+10" office:value-type="float" office:value="860" calcext:value-type="float">
            <text:p>8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500</text:p>
          </table:table-cell>
          <table:table-cell office:value-type="string" calcext:value-type="string">
            <text:p>Cleanse STRONG 500ml</text:p>
          </table:table-cell>
          <table:table-cell office:value-type="string" calcext:value-type="string">
            <text:p>Paint Decontamination</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77]+10" office:value-type="float" office:value="870" calcext:value-type="float">
            <text:p>8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1L</text:p>
          </table:table-cell>
          <table:table-cell office:value-type="string" calcext:value-type="string">
            <text:p>Clay Lube 1L</text:p>
          </table:table-cell>
          <table:table-cell office:value-type="string" calcext:value-type="string">
            <text:p>Paint Decontamination</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8]+10" office:value-type="float" office:value="880" calcext:value-type="float">
            <text:p>8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1L</text:p>
          </table:table-cell>
          <table:table-cell office:value-type="string" calcext:value-type="string">
            <text:p>Paint Cleanse 'Truth Serum' 1L</text:p>
          </table:table-cell>
          <table:table-cell office:value-type="string" calcext:value-type="string">
            <text:p>Paint Decontamination</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9]+10" office:value-type="float" office:value="890" calcext:value-type="float">
            <text:p>8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L</text:p>
          </table:table-cell>
          <table:table-cell office:value-type="string" calcext:value-type="string">
            <text:p>Clay Lube 5L</text:p>
          </table:table-cell>
          <table:table-cell office:value-type="string" calcext:value-type="string">
            <text:p>Paint Decontamination</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80]+10" office:value-type="float" office:value="900" calcext:value-type="float">
            <text:p>9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L</text:p>
          </table:table-cell>
          <table:table-cell office:value-type="string" calcext:value-type="string">
            <text:p>Paint Cleanse 'Truth Serum' 5L</text:p>
          </table:table-cell>
          <table:table-cell office:value-type="string" calcext:value-type="string">
            <text:p>Paint Decontamination</text:p>
          </table:table-cell>
          <table:table-cell table:style-name="ce2" office:value-type="string" calcext:value-type="string">
            <text:p>80.0000</text:p>
          </table:table-cell>
          <table:table-cell table:style-name="ce2" office:value-type="string" calcext:value-type="string">
            <text:p>65.0000</text:p>
          </table:table-cell>
          <table:table-cell table:style-name="ce2"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81]+10" office:value-type="float" office:value="910" calcext:value-type="float">
            <text:p>9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20L</text:p>
          </table:table-cell>
          <table:table-cell office:value-type="string" calcext:value-type="string">
            <text:p>Clay Lube 20L</text:p>
          </table:table-cell>
          <table:table-cell office:value-type="string" calcext:value-type="string">
            <text:p>Paint Decontamination</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82]+10" office:value-type="float" office:value="920" calcext:value-type="float">
            <text:p>9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20L</text:p>
          </table:table-cell>
          <table:table-cell office:value-type="string" calcext:value-type="string">
            <text:p>Paint Cleanse 'Truth Serum' 20L</text:p>
          </table:table-cell>
          <table:table-cell office:value-type="string" calcext:value-type="string">
            <text:p>Paint Decontamination</text:p>
          </table:table-cell>
          <table:table-cell table:style-name="ce2" office:value-type="string" calcext:value-type="string">
            <text:p>275.0000</text:p>
          </table:table-cell>
          <table:table-cell table:style-name="ce2" office:value-type="string" calcext:value-type="string">
            <text:p>225.0000</text:p>
          </table:table-cell>
          <table:table-cell table:style-name="ce2"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83]+10" office:value-type="float" office:value="930" calcext:value-type="float">
            <text:p>9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20L</text:p>
          </table:table-cell>
          <table:table-cell office:value-type="string" calcext:value-type="string">
            <text:p>Cleanse STRONG 20L</text:p>
          </table:table-cell>
          <table:table-cell office:value-type="string" calcext:value-type="string">
            <text:p>Paint Decontamination</text:p>
          </table:table-cell>
          <table:table-cell table:style-name="ce2" office:value-type="string" calcext:value-type="string">
            <text:p>350.0000</text:p>
          </table:table-cell>
          <table:table-cell table:style-name="ce2" office:value-type="string" calcext:value-type="string">
            <text:p>299.0000</text:p>
          </table:table-cell>
          <table:table-cell table:style-name="ce2"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84]+10" office:value-type="float" office:value="940" calcext:value-type="float">
            <text:p>9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275</text:p>
          </table:table-cell>
          <table:table-cell office:value-type="string" calcext:value-type="string">
            <text:p>CAP Heavy 275ml</text:p>
          </table:table-cell>
          <table:table-cell office:value-type="string" calcext:value-type="string">
            <text:p>Paint Polishes</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5]+10" office:value-type="float" office:value="950" calcext:value-type="float">
            <text:p>9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275</text:p>
          </table:table-cell>
          <table:table-cell office:value-type="string" calcext:value-type="string">
            <text:p>CAP Medium 275ml</text:p>
          </table:table-cell>
          <table:table-cell office:value-type="string" calcext:value-type="string">
            <text:p>Paint Polishes</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6]+10" office:value-type="float" office:value="960" calcext:value-type="float">
            <text:p>9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275</text:p>
          </table:table-cell>
          <table:table-cell office:value-type="string" calcext:value-type="string">
            <text:p>CAP Ultra Fine 'Jewellers Rouge' 275ml</text:p>
          </table:table-cell>
          <table:table-cell office:value-type="string" calcext:value-type="string">
            <text:p>Paint Polishes</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7]+10" office:value-type="float" office:value="970" calcext:value-type="float">
            <text:p>9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355</text:p>
          </table:table-cell>
          <table:table-cell office:value-type="string" calcext:value-type="string">
            <text:p>CAP Heavy 355ml</text:p>
          </table:table-cell>
          <table:table-cell office:value-type="string" calcext:value-type="string">
            <text:p>Paint Polishes</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8]+10" office:value-type="float" office:value="980" calcext:value-type="float">
            <text:p>9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355</text:p>
          </table:table-cell>
          <table:table-cell office:value-type="string" calcext:value-type="string">
            <text:p>CAP Medium 355ml</text:p>
          </table:table-cell>
          <table:table-cell office:value-type="string" calcext:value-type="string">
            <text:p>Paint Polishes</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9]+10" office:value-type="float" office:value="990" calcext:value-type="float">
            <text:p>9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355</text:p>
          </table:table-cell>
          <table:table-cell office:value-type="string" calcext:value-type="string">
            <text:p>CAP Ultra Fine 'Jewellers Rouge' 355ml</text:p>
          </table:table-cell>
          <table:table-cell office:value-type="string" calcext:value-type="string">
            <text:p>Paint Polishes</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0]+10" office:value-type="float" office:value="1000" calcext:value-type="float">
            <text:p>10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1L</text:p>
          </table:table-cell>
          <table:table-cell office:value-type="string" calcext:value-type="string">
            <text:p>CAP Heavy 1L</text:p>
          </table:table-cell>
          <table:table-cell office:value-type="string" calcext:value-type="string">
            <text:p>Paint Polishes</text:p>
          </table:table-cell>
          <table:table-cell table:style-name="ce2" office:value-type="string" calcext:value-type="string">
            <text:p>75.0000</text:p>
          </table:table-cell>
          <table:table-cell table:style-name="ce2" office:value-type="string" calcext:value-type="string">
            <text:p>64.9500</text:p>
          </table:table-cell>
          <table:table-cell table:style-name="ce2"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1]+10" office:value-type="float" office:value="1010" calcext:value-type="float">
            <text:p>10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1L</text:p>
          </table:table-cell>
          <table:table-cell office:value-type="string" calcext:value-type="string">
            <text:p>CAP Medium 1L</text:p>
          </table:table-cell>
          <table:table-cell office:value-type="string" calcext:value-type="string">
            <text:p>Paint Polishes</text:p>
          </table:table-cell>
          <table:table-cell table:style-name="ce2" office:value-type="string" calcext:value-type="string">
            <text:p>75.0000</text:p>
          </table:table-cell>
          <table:table-cell table:style-name="ce2" office:value-type="string" calcext:value-type="string">
            <text:p>64.9500</text:p>
          </table:table-cell>
          <table:table-cell table:style-name="ce2"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2]+10" office:value-type="float" office:value="1020" calcext:value-type="float">
            <text:p>10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1L</text:p>
          </table:table-cell>
          <table:table-cell office:value-type="string" calcext:value-type="string">
            <text:p>CAP Ultra Fine 'Jewellers Rouge' 1L</text:p>
          </table:table-cell>
          <table:table-cell office:value-type="string" calcext:value-type="string">
            <text:p>Paint Polishes</text:p>
          </table:table-cell>
          <table:table-cell table:style-name="ce2" office:value-type="string" calcext:value-type="string">
            <text:p>75.0000</text:p>
          </table:table-cell>
          <table:table-cell table:style-name="ce2" office:value-type="string" calcext:value-type="string">
            <text:p>64.9500</text:p>
          </table:table-cell>
          <table:table-cell table:style-name="ce2"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3]+10" office:value-type="float" office:value="1030" calcext:value-type="float">
            <text:p>10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5L</text:p>
          </table:table-cell>
          <table:table-cell office:value-type="string" calcext:value-type="string">
            <text:p>CAP Heavy 5L</text:p>
          </table:table-cell>
          <table:table-cell office:value-type="string" calcext:value-type="string">
            <text:p>Paint Polishes</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4]+10" office:value-type="float" office:value="1040" calcext:value-type="float">
            <text:p>10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5L</text:p>
          </table:table-cell>
          <table:table-cell office:value-type="string" calcext:value-type="string">
            <text:p>CAP Medium 5L</text:p>
          </table:table-cell>
          <table:table-cell office:value-type="string" calcext:value-type="string">
            <text:p>Paint Polishes</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5]+10" office:value-type="float" office:value="1050" calcext:value-type="float">
            <text:p>10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5L</text:p>
          </table:table-cell>
          <table:table-cell office:value-type="string" calcext:value-type="string">
            <text:p>CAP Ultra Fine 'Jewellers Rouge' 5L</text:p>
          </table:table-cell>
          <table:table-cell office:value-type="string" calcext:value-type="string">
            <text:p>Paint Polishes</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6]+10" office:value-type="float" office:value="1060" calcext:value-type="float">
            <text:p>10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50</text:p>
          </table:table-cell>
          <table:table-cell office:value-type="string" calcext:value-type="string">
            <text:p>50mm ACTIVE Backing Plate</text:p>
          </table:table-cell>
          <table:table-cell office:value-type="string" calcext:value-type="string">
            <text:p>Paint Polishing Accessories</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7]+10" office:value-type="float" office:value="1070" calcext:value-type="float">
            <text:p>107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BP-A-75</text:p>
          </table:table-cell>
          <table:table-cell office:value-type="string" calcext:value-type="string">
            <text:p>75mm ACTIVE Backing Plate</text:p>
          </table:table-cell>
          <table:table-cell office:value-type="string" calcext:value-type="string">
            <text:p>Paint Polishing Accessories</text:p>
          </table:table-cell>
          <table:table-cell table:style-name="ce2" office:value-type="string" calcext:value-type="string">
            <text:p>30.0000</text:p>
          </table:table-cell>
          <table:table-cell table:style-name="ce2" office:value-type="string" calcext:value-type="string">
            <text:p>25.9500</text:p>
          </table:table-cell>
          <table:table-cell table:style-name="ce2"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8]+10" office:value-type="float" office:value="1080" calcext:value-type="float">
            <text:p>10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25</text:p>
          </table:table-cell>
          <table:table-cell office:value-type="string" calcext:value-type="string">
            <text:p>125mm ACTIVE Backing Plate</text:p>
          </table:table-cell>
          <table:table-cell office:value-type="string" calcext:value-type="string">
            <text:p>Paint Polishing Accessories</text:p>
          </table:table-cell>
          <table:table-cell table:style-name="ce2" office:value-type="string" calcext:value-type="string">
            <text:p>50.0000</text:p>
          </table:table-cell>
          <table:table-cell table:style-name="ce2" office:value-type="string" calcext:value-type="string">
            <text:p>44.9500</text:p>
          </table:table-cell>
          <table:table-cell table:style-name="ce2"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9]+10" office:value-type="float" office:value="1090" calcext:value-type="float">
            <text:p>10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75</text:p>
          </table:table-cell>
          <table:table-cell office:value-type="string" calcext:value-type="string">
            <text:p>175mm ACTIVE Backing Plate</text:p>
          </table:table-cell>
          <table:table-cell office:value-type="string" calcext:value-type="string">
            <text:p>Paint Polishing Accessories</text:p>
          </table:table-cell>
          <table:table-cell table:style-name="ce2" office:value-type="string" calcext:value-type="string">
            <text:p>65.0000</text:p>
          </table:table-cell>
          <table:table-cell table:style-name="ce2" office:value-type="string" calcext:value-type="string">
            <text:p>54.9500</text:p>
          </table:table-cell>
          <table:table-cell table:style-name="ce2"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0]+10" office:value-type="float" office:value="1100" calcext:value-type="float">
            <text:p>11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125</text:p>
          </table:table-cell>
          <table:table-cell office:value-type="string" calcext:value-type="string">
            <text:p>125mm RIGID Backing Plate</text:p>
          </table:table-cell>
          <table:table-cell office:value-type="string" calcext:value-type="string">
            <text:p>Paint Polishing Accessorie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1]+10" office:value-type="float" office:value="1110" calcext:value-type="float">
            <text:p>11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P-125</text:p>
          </table:table-cell>
          <table:table-cell office:value-type="string" calcext:value-type="string">
            <text:p>125mm RIGID PROFESSIONAL Backing Plate</text:p>
          </table:table-cell>
          <table:table-cell office:value-type="string" calcext:value-type="string">
            <text:p>Paint Polishing Accessories</text:p>
          </table:table-cell>
          <table:table-cell table:style-name="ce2" office:value-type="string" calcext:value-type="string">
            <text:p>75.0000</text:p>
          </table:table-cell>
          <table:table-cell table:style-name="ce2" office:value-type="string" calcext:value-type="string">
            <text:p>64.9500</text:p>
          </table:table-cell>
          <table:table-cell table:style-name="ce2"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2]+10" office:value-type="float" office:value="1120" calcext:value-type="float">
            <text:p>112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PADCON-4B</text:p>
          </table:table-cell>
          <table:table-cell office:value-type="string" calcext:value-type="string">
            <text:p>Pad Spur (Soft)</text:p>
          </table:table-cell>
          <table:table-cell office:value-type="string" calcext:value-type="string">
            <text:p>Paint Polishing Accessories</text:p>
          </table:table-cell>
          <table:table-cell table:style-name="ce2" office:value-type="string" calcext:value-type="string">
            <text:p>35.0000</text:p>
          </table:table-cell>
          <table:table-cell table:style-name="ce2" office:value-type="string" calcext:value-type="string">
            <text:p>29.9500</text:p>
          </table:table-cell>
          <table:table-cell table:style-name="ce2"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table:formula="of:=[.J103]+10" office:value-type="float" office:value="1130" calcext:value-type="float">
            <text:p>11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W</text:p>
          </table:table-cell>
          <table:table-cell office:value-type="string" calcext:value-type="string">
            <text:p>Pad Spur (Hard)</text:p>
          </table:table-cell>
          <table:table-cell office:value-type="string" calcext:value-type="string">
            <text:p>Paint Polishing Accessories</text:p>
          </table:table-cell>
          <table:table-cell table:style-name="ce2" office:value-type="string" calcext:value-type="string">
            <text:p>35.0000</text:p>
          </table:table-cell>
          <table:table-cell table:style-name="ce2" office:value-type="string" calcext:value-type="string">
            <text:p>29.9500</text:p>
          </table:table-cell>
          <table:table-cell table:style-name="ce2"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table:formula="of:=[.J104]+10" office:value-type="float" office:value="1140" calcext:value-type="float">
            <text:p>11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75-8</text:p>
          </table:table-cell>
          <table:table-cell office:value-type="string" calcext:value-type="string">
            <text:p>Pad Converter</text:p>
          </table:table-cell>
          <table:table-cell office:value-type="string" calcext:value-type="string">
            <text:p>Paint Polishing Accessorie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table:formula="of:=[.J105]+10" office:value-type="float" office:value="1150" calcext:value-type="float">
            <text:p>11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XX-14-70</text:p>
          </table:table-cell>
          <table:table-cell office:value-type="string" calcext:value-type="string">
            <text:p>Exxtender (14mm - 70mm)</text:p>
          </table:table-cell>
          <table:table-cell office:value-type="string" calcext:value-type="string">
            <text:p>Paint Polishing Accessorie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table:formula="of:=[.J106]+10" office:value-type="float" office:value="1160" calcext:value-type="float">
            <text:p>11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14-8</text:p>
          </table:table-cell>
          <table:table-cell office:value-type="string" calcext:value-type="string">
            <text:p>Thread Converter 14mm-8mm</text:p>
          </table:table-cell>
          <table:table-cell office:value-type="string" calcext:value-type="string">
            <text:p>Paint Polishing Accessories</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table:formula="of:=[.J107]+10" office:value-type="float" office:value="1170" calcext:value-type="float">
            <text:p>11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90</text:p>
          </table:table-cell>
          <table:table-cell office:value-type="string" calcext:value-type="string">
            <text:p>90mm SHD Heavy Cutting Pad</text:p>
          </table:table-cell>
          <table:table-cell office:value-type="string" calcext:value-type="string">
            <text:p>Paint Polishing Pads</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table:formula="of:=[.J108]+10" office:value-type="float" office:value="1180" calcext:value-type="float">
            <text:p>11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150</text:p>
          </table:table-cell>
          <table:table-cell office:value-type="string" calcext:value-type="string">
            <text:p>150mm SHD Heavy Cutting Pad</text:p>
          </table:table-cell>
          <table:table-cell office:value-type="string" calcext:value-type="string">
            <text:p>Paint Polishing Pad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table:formula="of:=[.J109]+10" office:value-type="float" office:value="1190" calcext:value-type="float">
            <text:p>11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90</text:p>
          </table:table-cell>
          <table:table-cell office:value-type="string" calcext:value-type="string">
            <text:p>90mm HD Medium Cutting Pad</text:p>
          </table:table-cell>
          <table:table-cell office:value-type="string" calcext:value-type="string">
            <text:p>Paint Polishing Pads</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0]+10" office:value-type="float" office:value="1200" calcext:value-type="float">
            <text:p>12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35</text:p>
          </table:table-cell>
          <table:table-cell office:value-type="string" calcext:value-type="string">
            <text:p>135mm HD Medium Cutting Pad</text:p>
          </table:table-cell>
          <table:table-cell office:value-type="string" calcext:value-type="string">
            <text:p>Paint Polishing Pads</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1]+10" office:value-type="float" office:value="1210" calcext:value-type="float">
            <text:p>12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50</text:p>
          </table:table-cell>
          <table:table-cell office:value-type="string" calcext:value-type="string">
            <text:p>150mm HD Medium Cutting Pad</text:p>
          </table:table-cell>
          <table:table-cell office:value-type="string" calcext:value-type="string">
            <text:p>Paint Polishing Pad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2]+10" office:value-type="float" office:value="1220" calcext:value-type="float">
            <text:p>12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200</text:p>
          </table:table-cell>
          <table:table-cell office:value-type="string" calcext:value-type="string">
            <text:p>200mm HD Medium Cutting Pad</text:p>
          </table:table-cell>
          <table:table-cell office:value-type="string" calcext:value-type="string">
            <text:p>Paint Polishing Pads</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3]+10" office:value-type="float" office:value="1230" calcext:value-type="float">
            <text:p>12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90</text:p>
          </table:table-cell>
          <table:table-cell office:value-type="string" calcext:value-type="string">
            <text:p>90mm Polishing Pad</text:p>
          </table:table-cell>
          <table:table-cell office:value-type="string" calcext:value-type="string">
            <text:p>Paint Polishing Pads</text:p>
          </table:table-cell>
          <table:table-cell table:style-name="ce2" office:value-type="string" calcext:value-type="string">
            <text:p>12.0000</text:p>
          </table:table-cell>
          <table:table-cell table:style-name="ce2" office:value-type="string" calcext:value-type="string">
            <text:p>10.5000</text:p>
          </table:table-cell>
          <table:table-cell table:style-name="ce2"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4]+10" office:value-type="float" office:value="1240" calcext:value-type="float">
            <text:p>12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50</text:p>
          </table:table-cell>
          <table:table-cell office:value-type="string" calcext:value-type="string">
            <text:p>150mm Polishing Pad</text:p>
          </table:table-cell>
          <table:table-cell office:value-type="string" calcext:value-type="string">
            <text:p>Paint Polishing Pad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5]+10" office:value-type="float" office:value="1250" calcext:value-type="float">
            <text:p>12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90</text:p>
          </table:table-cell>
          <table:table-cell office:value-type="string" calcext:value-type="string">
            <text:p>190mm Polishing Pad</text:p>
          </table:table-cell>
          <table:table-cell office:value-type="string" calcext:value-type="string">
            <text:p>Paint Polishing Pads</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6]+10" office:value-type="float" office:value="1260" calcext:value-type="float">
            <text:p>12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35</text:p>
          </table:table-cell>
          <table:table-cell office:value-type="string" calcext:value-type="string">
            <text:p>135mm Jewelling Pad</text:p>
          </table:table-cell>
          <table:table-cell office:value-type="string" calcext:value-type="string">
            <text:p>Paint Polishing Pads</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7]+10" office:value-type="float" office:value="1270" calcext:value-type="float">
            <text:p>12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50</text:p>
          </table:table-cell>
          <table:table-cell office:value-type="string" calcext:value-type="string">
            <text:p>150mm Jewelling Pad</text:p>
          </table:table-cell>
          <table:table-cell office:value-type="string" calcext:value-type="string">
            <text:p>Paint Polishing Pads</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8]+10" office:value-type="float" office:value="1280" calcext:value-type="float">
            <text:p>12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OPR-9</text:p>
          </table:table-cell>
          <table:table-cell office:value-type="string" calcext:value-type="string">
            <text:p>Denim OPR Pad</text:p>
          </table:table-cell>
          <table:table-cell office:value-type="string" calcext:value-type="string">
            <text:p>Paint Polishing Pads</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9]+10" office:value-type="float" office:value="1290" calcext:value-type="float">
            <text:p>12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OPR-9</text:p>
          </table:table-cell>
          <table:table-cell office:value-type="string" calcext:value-type="string">
            <text:p>Velvet OPR Pad</text:p>
          </table:table-cell>
          <table:table-cell office:value-type="string" calcext:value-type="string">
            <text:p>Paint Polishing Pads</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20]+10" office:value-type="float" office:value="1300" calcext:value-type="float">
            <text:p>13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90</text:p>
          </table:table-cell>
          <table:table-cell office:value-type="string" calcext:value-type="string">
            <text:p>90mm Nanofibre Polishing Pad</text:p>
          </table:table-cell>
          <table:table-cell office:value-type="string" calcext:value-type="string">
            <text:p>Paint Polishing Pads</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1]+10" office:value-type="float" office:value="1310" calcext:value-type="float">
            <text:p>13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35</text:p>
          </table:table-cell>
          <table:table-cell office:value-type="string" calcext:value-type="string">
            <text:p>135mm Nanofibre Polishing Pad</text:p>
          </table:table-cell>
          <table:table-cell office:value-type="string" calcext:value-type="string">
            <text:p>Paint Polishing Pads</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2]+10" office:value-type="float" office:value="1320" calcext:value-type="float">
            <text:p>13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50</text:p>
          </table:table-cell>
          <table:table-cell office:value-type="string" calcext:value-type="string">
            <text:p>150mm Nanofibre Polishing Pad</text:p>
          </table:table-cell>
          <table:table-cell office:value-type="string" calcext:value-type="string">
            <text:p>Paint Polishing Pads</text:p>
          </table:table-cell>
          <table:table-cell table:style-name="ce2" office:value-type="string" calcext:value-type="string">
            <text:p>20.0000</text:p>
          </table:table-cell>
          <table:table-cell table:style-name="ce2" office:value-type="string" calcext:value-type="string">
            <text:p>17.5000</text:p>
          </table:table-cell>
          <table:table-cell table:style-name="ce2"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3]+10" office:value-type="float" office:value="1330" calcext:value-type="float">
            <text:p>13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P-75</text:p>
          </table:table-cell>
          <table:table-cell office:value-type="string" calcext:value-type="string">
            <text:p>75mm Glass System Correction Pad</text:p>
          </table:table-cell>
          <table:table-cell office:value-type="string" calcext:value-type="string">
            <text:p>Paint Polishing Pads</text:p>
          </table:table-cell>
          <table:table-cell table:number-columns-repeated="3" table:style-name="ce2"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4]+10" office:value-type="float" office:value="1340" calcext:value-type="float">
            <text:p>134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50</text:p>
          </table:table-cell>
          <table:table-cell office:value-type="string" calcext:value-type="string">
            <text:p>50mm Glass System Correction Pad</text:p>
          </table:table-cell>
          <table:table-cell office:value-type="string" calcext:value-type="string">
            <text:p>Paint Polishing Pads</text:p>
          </table:table-cell>
          <table:table-cell table:style-name="ce2" office:value-type="string" calcext:value-type="string">
            <text:p>6.5000</text:p>
          </table:table-cell>
          <table:table-cell table:style-name="ce2" office:value-type="string" calcext:value-type="string">
            <text:p>5.9500</text:p>
          </table:table-cell>
          <table:table-cell table:style-name="ce2"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5]+10" office:value-type="float" office:value="1350" calcext:value-type="float">
            <text:p>135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90</text:p>
          </table:table-cell>
          <table:table-cell office:value-type="string" calcext:value-type="string">
            <text:p>90mm Glass System Correction Pad</text:p>
          </table:table-cell>
          <table:table-cell office:value-type="string" calcext:value-type="string">
            <text:p>Paint Polishing Pads</text:p>
          </table:table-cell>
          <table:table-cell table:style-name="ce2" office:value-type="string" calcext:value-type="string">
            <text:p>7.5000</text:p>
          </table:table-cell>
          <table:table-cell table:style-name="ce2" office:value-type="string" calcext:value-type="string">
            <text:p>6.9500</text:p>
          </table:table-cell>
          <table:table-cell table:style-name="ce2"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6]+10" office:value-type="float" office:value="1360" calcext:value-type="float">
            <text:p>136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135</text:p>
          </table:table-cell>
          <table:table-cell office:value-type="string" calcext:value-type="string">
            <text:p>135mm Glass System Correction Pad</text:p>
          </table:table-cell>
          <table:table-cell office:value-type="string" calcext:value-type="string">
            <text:p>Paint Polishing Pads</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7]+10" office:value-type="float" office:value="1370" calcext:value-type="float">
            <text:p>137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PB-SML</text:p>
          </table:table-cell>
          <table:table-cell office:value-type="string" calcext:value-type="string">
            <text:p>Polishing Ball (small)</text:p>
          </table:table-cell>
          <table:table-cell office:value-type="string" calcext:value-type="string">
            <text:p>Paint Polishing Pads</text:p>
          </table:table-cell>
          <table:table-cell table:style-name="ce2" office:value-type="string" calcext:value-type="string">
            <text:p>15.0000</text:p>
          </table:table-cell>
          <table:table-cell table:style-name="ce2" office:value-type="string" calcext:value-type="string">
            <text:p>12.9500</text:p>
          </table:table-cell>
          <table:table-cell table:style-name="ce2"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28]+10" office:value-type="float" office:value="1380" calcext:value-type="float">
            <text:p>13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LRG</text:p>
          </table:table-cell>
          <table:table-cell office:value-type="string" calcext:value-type="string">
            <text:p>Polishing Ball (large)</text:p>
          </table:table-cell>
          <table:table-cell office:value-type="string" calcext:value-type="string">
            <text:p>Paint Polishing Pads</text:p>
          </table:table-cell>
          <table:table-cell table:style-name="ce2" office:value-type="string" calcext:value-type="string">
            <text:p>18.0000</text:p>
          </table:table-cell>
          <table:table-cell table:style-name="ce2" office:value-type="string" calcext:value-type="string">
            <text:p>16.5000</text:p>
          </table:table-cell>
          <table:table-cell table:style-name="ce2"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29]+10" office:value-type="float" office:value="1390" calcext:value-type="float">
            <text:p>13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125</text:p>
          </table:table-cell>
          <table:table-cell office:value-type="string" calcext:value-type="string">
            <text:p>Full Metal Jacket Spray Wax 125ml</text:p>
          </table:table-cell>
          <table:table-cell office:value-type="string" calcext:value-type="string">
            <text:p>Paint Protection</text:p>
          </table:table-cell>
          <table:table-cell table:style-name="ce2" office:value-type="string" calcext:value-type="string">
            <text:p>35.0000</text:p>
          </table:table-cell>
          <table:table-cell table:style-name="ce2" office:value-type="string" calcext:value-type="string">
            <text:p>29.9500</text:p>
          </table:table-cell>
          <table:table-cell table:style-name="ce2"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table:formula="of:=[.J130]+10" office:value-type="float" office:value="1400" calcext:value-type="float">
            <text:p>14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275</text:p>
          </table:table-cell>
          <table:table-cell office:value-type="string" calcext:value-type="string">
            <text:p>Full Metal Jacket Spray Wax 275ml</text:p>
          </table:table-cell>
          <table:table-cell office:value-type="string" calcext:value-type="string">
            <text:p>Paint Protection</text:p>
          </table:table-cell>
          <table:table-cell table:style-name="ce2" office:value-type="string" calcext:value-type="string">
            <text:p>65.0000</text:p>
          </table:table-cell>
          <table:table-cell table:style-name="ce2" office:value-type="string" calcext:value-type="string">
            <text:p>54.9500</text:p>
          </table:table-cell>
          <table:table-cell table:style-name="ce2"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1]+10" office:value-type="float" office:value="1410" calcext:value-type="float">
            <text:p>14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125</text:p>
          </table:table-cell>
          <table:table-cell office:value-type="string" calcext:value-type="string">
            <text:p>Gloss Boost 125ml</text:p>
          </table:table-cell>
          <table:table-cell office:value-type="string" calcext:value-type="string">
            <text:p>Paint Protection</text:p>
          </table:table-cell>
          <table:table-cell table:style-name="ce2" office:value-type="string" calcext:value-type="string">
            <text:p>12.5000</text:p>
          </table:table-cell>
          <table:table-cell table:style-name="ce2" office:value-type="string" calcext:value-type="string">
            <text:p>10.5000</text:p>
          </table:table-cell>
          <table:table-cell table:style-name="ce2"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2]+10" office:value-type="float" office:value="1420" calcext:value-type="float">
            <text:p>14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00</text:p>
          </table:table-cell>
          <table:table-cell office:value-type="string" calcext:value-type="string">
            <text:p>Gloss Boost 5ooml</text:p>
          </table:table-cell>
          <table:table-cell office:value-type="string" calcext:value-type="string">
            <text:p>Paint Protection</text:p>
          </table:table-cell>
          <table:table-cell table:style-name="ce2" office:value-type="string" calcext:value-type="string">
            <text:p>25.0000</text:p>
          </table:table-cell>
          <table:table-cell table:style-name="ce2" office:value-type="string" calcext:value-type="string">
            <text:p>21.9500</text:p>
          </table:table-cell>
          <table:table-cell table:style-name="ce2"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3]+10" office:value-type="float" office:value="1430" calcext:value-type="float">
            <text:p>14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PP30</text:p>
          </table:table-cell>
          <table:table-cell office:value-type="string" calcext:value-type="string">
            <text:p>Full Metal Jacket Paint Protection</text:p>
          </table:table-cell>
          <table:table-cell office:value-type="string" calcext:value-type="string">
            <text:p>Paint Protection</text:p>
          </table:table-cell>
          <table:table-cell table:style-name="ce2" office:value-type="string" calcext:value-type="string">
            <text:p>275.0000</text:p>
          </table:table-cell>
          <table:table-cell table:style-name="ce2" office:value-type="string" calcext:value-type="string">
            <text:p>239.9500</text:p>
          </table:table-cell>
          <table:table-cell table:style-name="ce2"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table:formula="of:=[.J134]+10" office:value-type="float" office:value="1440" calcext:value-type="float">
            <text:p>14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M250</text:p>
          </table:table-cell>
          <table:table-cell office:value-type="string" calcext:value-type="string">
            <text:p>Dark Matter 250ml</text:p>
          </table:table-cell>
          <table:table-cell office:value-type="string" calcext:value-type="string">
            <text:p>Paint Protection</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table:formula="of:=[.J135]+10" office:value-type="float" office:value="1450" calcext:value-type="float">
            <text:p>14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E250</text:p>
          </table:table-cell>
          <table:table-cell office:value-type="string" calcext:value-type="string">
            <text:p>Dark Energy 250ml</text:p>
          </table:table-cell>
          <table:table-cell office:value-type="string" calcext:value-type="string">
            <text:p>Paint Protection</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table:formula="of:=[.J136]+10" office:value-type="float" office:value="1460" calcext:value-type="float">
            <text:p>14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00</text:p>
          </table:table-cell>
          <table:table-cell office:value-type="string" calcext:value-type="string">
            <text:p>Full Metal Jacket Spray Wax 5ooml</text:p>
          </table:table-cell>
          <table:table-cell office:value-type="string" calcext:value-type="string">
            <text:p>Paint Protection</text:p>
          </table:table-cell>
          <table:table-cell table:style-name="ce2" office:value-type="string" calcext:value-type="string">
            <text:p>110.0000</text:p>
          </table:table-cell>
          <table:table-cell table:style-name="ce2" office:value-type="string" calcext:value-type="string">
            <text:p>89.0000</text:p>
          </table:table-cell>
          <table:table-cell table:style-name="ce2"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7]+10" office:value-type="float" office:value="1470" calcext:value-type="float">
            <text:p>14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1L</text:p>
          </table:table-cell>
          <table:table-cell office:value-type="string" calcext:value-type="string">
            <text:p>Gloss Boost 1L</text:p>
          </table:table-cell>
          <table:table-cell office:value-type="string" calcext:value-type="string">
            <text:p>Paint Protection</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8]+10" office:value-type="float" office:value="1480" calcext:value-type="float">
            <text:p>14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L</text:p>
          </table:table-cell>
          <table:table-cell office:value-type="string" calcext:value-type="string">
            <text:p>Gloss Boost 5L</text:p>
          </table:table-cell>
          <table:table-cell office:value-type="string" calcext:value-type="string">
            <text:p>Paint Protection</text:p>
          </table:table-cell>
          <table:table-cell table:style-name="ce2" office:value-type="string" calcext:value-type="string">
            <text:p>180.0000</text:p>
          </table:table-cell>
          <table:table-cell table:style-name="ce2" office:value-type="string" calcext:value-type="string">
            <text:p>159</text:p>
          </table:table-cell>
          <table:table-cell table:style-name="ce2"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9]+10" office:value-type="float" office:value="1490" calcext:value-type="float">
            <text:p>14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20L</text:p>
          </table:table-cell>
          <table:table-cell office:value-type="string" calcext:value-type="string">
            <text:p>Gloss Boost 20L</text:p>
          </table:table-cell>
          <table:table-cell office:value-type="string" calcext:value-type="string">
            <text:p>Paint Protection</text:p>
          </table:table-cell>
          <table:table-cell table:style-name="ce2" office:value-type="string" calcext:value-type="string">
            <text:p>500.0000</text:p>
          </table:table-cell>
          <table:table-cell table:style-name="ce2" office:value-type="string" calcext:value-type="string">
            <text:p>429</text:p>
          </table:table-cell>
          <table:table-cell table:style-name="ce2"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40]+10" office:value-type="float" office:value="1500" calcext:value-type="float">
            <text:p>150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5L</text:p>
          </table:table-cell>
          <table:table-cell office:value-type="string" calcext:value-type="string">
            <text:p>Full Metal Jacket Spray Wax 5L</text:p>
          </table:table-cell>
          <table:table-cell office:value-type="string" calcext:value-type="string">
            <text:p>Paint Protection</text:p>
          </table:table-cell>
          <table:table-cell table:number-columns-repeated="2" table:style-name="ce2" office:value-type="string" calcext:value-type="string">
            <text:p>950.0000</text:p>
          </table:table-cell>
          <table:table-cell table:style-name="ce2"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41]+10" office:value-type="float" office:value="1510" calcext:value-type="float">
            <text:p>151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20L</text:p>
          </table:table-cell>
          <table:table-cell office:value-type="string" calcext:value-type="string">
            <text:p>Full Metal Jacket Spray Wax 20L</text:p>
          </table:table-cell>
          <table:table-cell office:value-type="string" calcext:value-type="string">
            <text:p>Paint Protection</text:p>
          </table:table-cell>
          <table:table-cell table:number-columns-repeated="2" table:style-name="ce2" office:value-type="string" calcext:value-type="string">
            <text:p>3250.0000</text:p>
          </table:table-cell>
          <table:table-cell table:style-name="ce2"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42]+10" office:value-type="float" office:value="1520" calcext:value-type="float">
            <text:p>152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PWC500</text:p>
          </table:table-cell>
          <table:table-cell office:value-type="string" calcext:value-type="string">
            <text:p>(Power) Wheel Clean 5ooml</text:p>
          </table:table-cell>
          <table:table-cell office:value-type="string" calcext:value-type="string">
            <text:p>Wheel Care</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3]+10" office:value-type="float" office:value="1530" calcext:value-type="float">
            <text:p>15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Wheel Care</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4]+10" office:value-type="float" office:value="1540" calcext:value-type="float">
            <text:p>15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BRUSH</text:p>
          </table:table-cell>
          <table:table-cell office:value-type="string" calcext:value-type="string">
            <text:p>Wheel Brush</text:p>
          </table:table-cell>
          <table:table-cell office:value-type="string" calcext:value-type="string">
            <text:p>Wheel Care</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table:formula="of:=[.J145]+10" office:value-type="float" office:value="1550" calcext:value-type="float">
            <text:p>15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1L</text:p>
          </table:table-cell>
          <table:table-cell office:value-type="string" calcext:value-type="string">
            <text:p>(Power) Wheel Clean 1L</text:p>
          </table:table-cell>
          <table:table-cell office:value-type="string" calcext:value-type="string">
            <text:p>Wheel Care</text:p>
          </table:table-cell>
          <table:table-cell table:style-name="ce2" office:value-type="string" calcext:value-type="string">
            <text:p>30.0000</text:p>
          </table:table-cell>
          <table:table-cell table:style-name="ce2" office:value-type="string" calcext:value-type="string">
            <text:p>25.9500</text:p>
          </table:table-cell>
          <table:table-cell table:style-name="ce2"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6]+10" office:value-type="float" office:value="1560" calcext:value-type="float">
            <text:p>15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L</text:p>
          </table:table-cell>
          <table:table-cell office:value-type="string" calcext:value-type="string">
            <text:p>(Power) Wheel Clean 5L</text:p>
          </table:table-cell>
          <table:table-cell office:value-type="string" calcext:value-type="string">
            <text:p>Wheel Care</text:p>
          </table:table-cell>
          <table:table-cell table:style-name="ce2" office:value-type="string" calcext:value-type="string">
            <text:p>120.0000</text:p>
          </table:table-cell>
          <table:table-cell table:style-name="ce2" office:value-type="string" calcext:value-type="string">
            <text:p>99.9500</text:p>
          </table:table-cell>
          <table:table-cell table:style-name="ce2"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7]+10" office:value-type="float" office:value="1570" calcext:value-type="float">
            <text:p>15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20L</text:p>
          </table:table-cell>
          <table:table-cell office:value-type="string" calcext:value-type="string">
            <text:p>(Power) Wheel Clean 20L</text:p>
          </table:table-cell>
          <table:table-cell office:value-type="string" calcext:value-type="string">
            <text:p>Wheel Care</text:p>
          </table:table-cell>
          <table:table-cell table:style-name="ce2" office:value-type="string" calcext:value-type="string">
            <text:p>325.0000</text:p>
          </table:table-cell>
          <table:table-cell table:style-name="ce2" office:value-type="string" calcext:value-type="string">
            <text:p>269.0000</text:p>
          </table:table-cell>
          <table:table-cell table:style-name="ce2"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8]+10" office:value-type="float" office:value="1580" calcext:value-type="float">
            <text:p>15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table:number-columns-repeated="9"/>
          <table:table-cell table:style-name="ce1"/>
          <table:table-cell table:number-columns-repeated="1014"/>
        </table:table-row>
        <table:table-row table:style-name="ro1" table:number-rows-repeated="104842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AMJ1048551" table:contains-header="false">
          <table:sort>
            <table:sort-by table:field-number="2" table:data-type="automatic"/>
            <table:sort-by table:field-number="9"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00/00/0000</text:date>, <text:time style:data-style-name="N2" text:time-value="16:08:37.926334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m0$Build-2</meta:generator>
    <dc:date>2014-07-31T11:47:33.679350273</dc:date>
    <meta:editing-duration>PT35M24S</meta:editing-duration>
    <meta:editing-cycles>14</meta:editing-cycles>
    <meta:document-statistic meta:table-count="1" meta:cell-count="1788" meta:object-count="0"/>
  </office:meta>
</office:document-meta>
</file>